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SF Pro Display" fo:language="it" fo:country="IT" officeooo:rsid="000f2367" officeooo:paragraph-rsid="000f2367"/>
    </style:style>
    <style:style style:name="P2" style:family="paragraph" style:parent-style-name="Header">
      <style:text-properties style:font-name="Velvetberries" fo:language="it" fo:country="IT" officeooo:rsid="002ebfff" officeooo:paragraph-rsid="002ebfff"/>
    </style:style>
    <style:style style:name="P3" style:family="paragraph" style:parent-style-name="Footer">
      <style:text-properties style:font-name="Times New Roman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rsid="000f2367" officeooo:paragraph-rsid="003a4620"/>
    </style:style>
    <style:style style:name="P5" style:family="paragraph" style:parent-style-name="Text_20_body">
      <style:text-properties style:font-name="SF Pro Display" fo:language="it" fo:country="IT" officeooo:paragraph-rsid="000f2367"/>
    </style:style>
    <style:style style:name="P6" style:family="paragraph" style:parent-style-name="Text_20_body">
      <style:paragraph-properties fo:text-align="center" style:justify-single-word="false"/>
      <style:text-properties fo:language="it" fo:country="IT"/>
    </style:style>
    <style:style style:name="P7" style:family="paragraph" style:parent-style-name="Text_20_body">
      <style:paragraph-properties fo:text-align="center" style:justify-single-word="false"/>
      <style:text-properties fo:language="it" fo:country="IT" fo:font-weight="normal" officeooo:rsid="0031400a" officeooo:paragraph-rsid="0031400a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4pt" fo:language="it" fo:country="I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4pt" fo:language="it" fo:country="IT" style:font-size-asian="14pt" style:font-size-complex="14pt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Subtitle">
      <style:text-properties style:font-name="Times New Roman" fo:language="it" fo:country="IT" fo:font-weight="bold" style:font-weight-asian="bold" style:font-weight-complex="bold"/>
    </style:style>
    <style:style style:name="P14" style:family="paragraph" style:parent-style-name="Title">
      <style:text-properties style:font-name="Times New Roman" fo:font-size="36pt" fo:language="it" fo:country="IT" style:font-size-asian="36pt" style:font-size-complex="36pt"/>
    </style:style>
    <style:style style:name="P15" style:family="paragraph" style:parent-style-name="Title">
      <style:text-properties style:font-name="Velvetberries" fo:font-size="80pt" fo:language="it" fo:country="IT" fo:font-weight="normal" style:font-size-asian="80pt" style:font-weight-asian="normal" style:font-size-complex="80pt" style:font-weight-complex="normal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9" style:family="paragraph" style:parent-style-name="Heading_20_1">
      <style:text-properties style:font-name="SF Pro Display" fo:language="it" fo:country="IT" officeooo:rsid="003a4620" officeooo:paragraph-rsid="003a4620"/>
    </style:style>
    <style:style style:name="P20" style:family="paragraph" style:parent-style-name="Heading_20_1">
      <style:text-properties officeooo:paragraph-rsid="003a4620"/>
    </style:style>
    <style:style style:name="P21" style:family="paragraph" style:parent-style-name="Heading_20_1">
      <style:paragraph-properties fo:break-before="page"/>
      <style:text-properties style:font-name="SF Pro Display" fo:language="it" fo:country="IT"/>
    </style:style>
    <style:style style:name="P22" style:family="paragraph" style:parent-style-name="Heading_20_2">
      <style:text-properties style:font-name="SF Pro Display" fo:language="it" fo:country="IT" officeooo:paragraph-rsid="000f2367"/>
    </style:style>
    <style:style style:name="P23" style:family="paragraph" style:parent-style-name="Heading_20_2">
      <style:text-properties style:font-name="SF Pro Display" fo:language="it" fo:country="IT" officeooo:rsid="003a4620" officeooo:paragraph-rsid="003a4620"/>
    </style:style>
    <style:style style:name="P24" style:family="paragraph" style:parent-style-name="Heading_20_2">
      <style:text-properties style:font-name="SF Pro Display" fo:language="it" fo:country="IT" officeooo:paragraph-rsid="003a4620"/>
    </style:style>
    <style:style style:name="P25" style:family="paragraph" style:parent-style-name="Heading_20_2">
      <style:text-properties officeooo:paragraph-rsid="00516b33"/>
    </style:style>
    <style:style style:name="P26" style:family="paragraph" style:parent-style-name="Heading_20_2">
      <style:paragraph-properties fo:margin-left="0in" fo:margin-right="0in" fo:text-indent="0in" style:auto-text-indent="false"/>
      <style:text-properties officeooo:paragraph-rsid="003feb40"/>
    </style:style>
    <style:style style:name="P27" style:family="paragraph" style:parent-style-name="Heading_20_3">
      <style:text-properties officeooo:paragraph-rsid="00516b33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SF Pro Display" fo:language="it" fo:country="IT" officeooo:paragraph-rsid="003feb40"/>
    </style:style>
    <style:style style:name="P2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SF Pro Display" fo:language="it" fo:country="IT" officeooo:paragraph-rsid="003feb40"/>
    </style:style>
    <style:style style:name="P30" style:family="paragraph" style:parent-style-name="Text_20_body" style:list-style-name="L1">
      <style:text-properties officeooo:paragraph-rsid="003a4620"/>
    </style:style>
    <style:style style:name="P31" style:family="paragraph" style:parent-style-name="Text_20_body" style:list-style-name="L1">
      <style:text-properties style:font-name="SF Pro Display" fo:language="it" fo:country="IT" officeooo:paragraph-rsid="003a4620"/>
    </style:style>
    <style:style style:name="P32" style:family="paragraph" style:parent-style-name="Text_20_body" style:list-style-name="L1">
      <style:text-properties style:font-name="SF Pro Display" fo:language="it" fo:country="IT" fo:font-style="normal" fo:font-weight="normal" officeooo:rsid="001edc52" officeooo:paragraph-rsid="003a4620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style:font-name="SF Pro Display" fo:language="it" fo:country="IT" fo:font-style="normal" fo:font-weight="bold" officeooo:rsid="001edc52" officeooo:paragraph-rsid="003a4620" style:font-style-asian="normal" style:font-weight-asian="bold" style:font-style-complex="normal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SF Pro Display" fo:language="it" fo:country="IT" officeooo:rsid="003a4620" officeooo:paragraph-rsid="0031400a"/>
    </style:style>
    <style:style style:name="P35" style:family="paragraph" style:parent-style-name="Text_20_body" style:list-style-name="L3">
      <style:text-properties style:font-name="SF Pro Display" fo:language="it" fo:country="IT"/>
    </style:style>
    <style:style style:name="P36" style:family="paragraph" style:parent-style-name="Text_20_body" style:list-style-name="L5">
      <style:text-properties style:font-name="SF Pro Display" fo:language="it" fo:country="IT"/>
    </style:style>
    <style:style style:name="P37" style:family="paragraph" style:parent-style-name="Text_20_body" style:list-style-name="L5">
      <style:text-properties style:font-name="SF Pro Display" fo:language="it" fo:country="IT" officeooo:paragraph-rsid="004f69d3"/>
    </style:style>
    <style:style style:name="P38" style:family="paragraph" style:parent-style-name="Text_20_body" style:list-style-name="L6">
      <style:text-properties style:font-name="SF Pro Display" fo:language="it" fo:country="IT"/>
    </style:style>
    <style:style style:name="P39" style:family="paragraph" style:parent-style-name="Text_20_body" style:list-style-name="L6">
      <style:text-properties style:font-name="SF Pro Display" fo:language="it" fo:country="IT" officeooo:paragraph-rsid="004fb883"/>
    </style:style>
    <style:style style:name="P40" style:family="paragraph" style:parent-style-name="Text_20_body" style:list-style-name="L5">
      <style:text-properties style:font-name="SF Pro Display" fo:language="it" fo:country="IT" officeooo:rsid="0047ed8f" officeooo:paragraph-rsid="004d8301"/>
    </style:style>
    <style:style style:name="P41" style:family="paragraph" style:parent-style-name="Text_20_body" style:list-style-name="L6">
      <style:text-properties style:font-name="SF Pro Display" fo:language="it" fo:country="IT" officeooo:rsid="004f69d3" officeooo:paragraph-rsid="004f69d3"/>
    </style:style>
    <style:style style:name="P42" style:family="paragraph" style:parent-style-name="Text_20_body" style:list-style-name="L6">
      <style:text-properties style:font-name="SF Pro Display" fo:language="it" fo:country="IT" officeooo:rsid="004fb883" officeooo:paragraph-rsid="004fb883"/>
    </style:style>
    <style:style style:name="P43" style:family="paragraph" style:parent-style-name="Text_20_body" style:list-style-name="L6">
      <style:text-properties style:font-name="SF Pro Display" fo:language="it" fo:country="IT" officeooo:rsid="00466821" officeooo:paragraph-rsid="004fb883"/>
    </style:style>
    <style:style style:name="P44" style:family="paragraph" style:parent-style-name="Text_20_body" style:list-style-name="L7">
      <style:text-properties style:font-name="SF Pro Display" fo:language="it" fo:country="IT" officeooo:paragraph-rsid="00516b33"/>
    </style:style>
    <style:style style:name="P45" style:family="paragraph" style:parent-style-name="Text_20_body" style:list-style-name="L4">
      <style:text-properties officeooo:rsid="0044e7ce" officeooo:paragraph-rsid="0044e7ce"/>
    </style:style>
    <style:style style:name="P46" style:family="paragraph" style:parent-style-name="Text_20_body" style:list-style-name="L4">
      <style:text-properties officeooo:rsid="0044e7ce" officeooo:paragraph-rsid="004d8301"/>
    </style:style>
    <style:style style:name="P47" style:family="paragraph" style:parent-style-name="Text_20_body" style:list-style-name="L3">
      <style:text-properties officeooo:rsid="0044e7ce" officeooo:paragraph-rsid="0044e7ce"/>
    </style:style>
    <style:style style:name="P48" style:family="paragraph" style:parent-style-name="Text_20_body" style:list-style-name="L4"/>
    <style:style style:name="P49" style:family="paragraph" style:parent-style-name="Text_20_body" style:list-style-name="L4">
      <style:text-properties officeooo:paragraph-rsid="0044e7ce"/>
    </style:style>
    <style:style style:name="P50" style:family="paragraph" style:parent-style-name="Text_20_body" style:list-style-name="L4">
      <style:text-properties officeooo:paragraph-rsid="004d4163"/>
    </style:style>
    <style:style style:name="P51" style:family="paragraph" style:parent-style-name="Text_20_body" style:list-style-name="L4">
      <style:text-properties officeooo:paragraph-rsid="00483905"/>
    </style:style>
    <style:style style:name="P52" style:family="paragraph" style:parent-style-name="Text_20_body" style:list-style-name="L3"/>
    <style:style style:name="P53" style:family="paragraph" style:parent-style-name="Text_20_body" style:list-style-name="L4">
      <style:text-properties officeooo:rsid="00466821" officeooo:paragraph-rsid="004b75d8"/>
    </style:style>
    <style:style style:name="P54" style:family="paragraph" style:parent-style-name="Text_20_body" style:list-style-name="L3">
      <style:text-properties officeooo:rsid="00466821" officeooo:paragraph-rsid="00466821"/>
    </style:style>
    <style:style style:name="P55" style:family="paragraph" style:parent-style-name="Text_20_body" style:list-style-name="L8">
      <style:text-properties fo:language="it" fo:country="IT" officeooo:paragraph-rsid="003a4620"/>
    </style:style>
    <style:style style:name="P56" style:family="paragraph" style:parent-style-name="Text_20_body" style:list-style-name="L5"/>
    <style:style style:name="P57" style:family="paragraph" style:parent-style-name="Text_20_body" style:list-style-name="L5">
      <style:text-properties officeooo:paragraph-rsid="004d8301"/>
    </style:style>
    <style:style style:name="P58" style:family="paragraph" style:parent-style-name="Text_20_body" style:list-style-name="L4">
      <style:text-properties officeooo:rsid="00483905" officeooo:paragraph-rsid="00483905"/>
    </style:style>
    <style:style style:name="P59" style:family="paragraph" style:parent-style-name="Text_20_body" style:list-style-name="L3">
      <style:text-properties officeooo:rsid="004f69d3" officeooo:paragraph-rsid="004f69d3"/>
    </style:style>
    <style:style style:name="P60" style:family="paragraph" style:parent-style-name="Text_20_body" style:list-style-name="L8">
      <style:text-properties officeooo:paragraph-rsid="003a4620"/>
    </style:style>
    <style:style style:name="P61" style:family="paragraph" style:parent-style-name="Text_20_body">
      <style:paragraph-properties fo:margin-left="0.4925in" fo:margin-right="0in" fo:text-indent="0in" style:auto-text-indent="false"/>
    </style:style>
    <style:style style:name="P62" style:family="paragraph" style:parent-style-name="Text_20_body">
      <style:paragraph-properties fo:margin-left="0.4925in" fo:margin-right="0in" fo:text-indent="0in" style:auto-text-indent="false"/>
      <style:text-properties style:font-name="SF Pro Display"/>
    </style:style>
    <style:style style:name="P63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/>
    </style:style>
    <style:style style:name="P64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3feb40"/>
    </style:style>
    <style:style style:name="P65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SF Pro Display" fo:language="it" fo:country="IT" officeooo:paragraph-rsid="003feb40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417a83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434a34"/>
    </style:style>
    <style:style style:name="P68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paragraph-rsid="00516b33"/>
    </style:style>
    <style:style style:name="P69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SF Pro Display" fo:font-size="12pt" fo:language="it" fo:country="IT" fo:font-weight="normal" officeooo:paragraph-rsid="00417a83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margin-left="0.4925in" fo:margin-right="0in" fo:text-indent="0in" style:auto-text-indent="false"/>
      <style:text-properties officeooo:paragraph-rsid="00504496"/>
    </style:style>
    <style:style style:name="P71" style:family="paragraph" style:parent-style-name="Text_20_body">
      <style:paragraph-properties fo:margin-left="0.4925in" fo:margin-right="0in" fo:text-indent="0in" style:auto-text-indent="false"/>
      <style:text-properties officeooo:paragraph-rsid="003a4620"/>
    </style:style>
    <style:style style:name="P72" style:family="paragraph" style:parent-style-name="Text_20_body">
      <style:paragraph-properties fo:margin-left="0.4925in" fo:margin-right="0in" fo:text-indent="0in" style:auto-text-indent="false"/>
      <style:text-properties officeooo:paragraph-rsid="00516b33"/>
    </style:style>
    <style:style style:name="P73" style:family="paragraph" style:parent-style-name="Text_20_body">
      <style:paragraph-properties fo:margin-left="0.4925in" fo:margin-right="0in" fo:text-indent="0in" style:auto-text-indent="false"/>
      <style:text-properties officeooo:paragraph-rsid="005386a5"/>
    </style:style>
    <style:style style:name="P74" style:family="paragraph" style:parent-style-name="Text_20_body">
      <style:paragraph-properties fo:margin-left="0.9846in" fo:margin-right="0in" fo:text-indent="0in" style:auto-text-indent="false"/>
    </style:style>
    <style:style style:name="P75" style:family="paragraph" style:parent-style-name="Text_20_body">
      <style:paragraph-properties fo:margin-left="0.9846in" fo:margin-right="0in" fo:text-indent="0in" style:auto-text-indent="false"/>
      <style:text-properties style:font-name="SF Pro Display" officeooo:paragraph-rsid="00434a34"/>
    </style:style>
    <style:style style:name="P76" style:family="paragraph" style:parent-style-name="Text_20_body" style:list-style-name="L2">
      <style:paragraph-properties fo:margin-left="0.9846in" fo:margin-right="0in" fo:text-indent="-0.25in" style:auto-text-indent="false"/>
      <style:text-properties style:font-name="SF Pro Display" fo:font-weight="bold" style:font-weight-asian="bold" style:font-weight-complex="bold"/>
    </style:style>
    <style:style style:name="P77" style:family="paragraph" style:parent-style-name="Text_20_body" style:list-style-name="L2">
      <style:paragraph-properties fo:margin-left="0.9846in" fo:margin-right="0in" fo:text-indent="-0.25in" style:auto-text-indent="false"/>
      <style:text-properties style:font-name="SF Pro Display" fo:language="it" fo:country="IT" officeooo:paragraph-rsid="0044e7ce"/>
    </style:style>
    <style:style style:name="P78" style:family="paragraph" style:parent-style-name="Text_20_body" style:list-style-name="L2">
      <style:paragraph-properties fo:margin-left="0.9846in" fo:margin-right="0in" fo:text-indent="-0.25in" style:auto-text-indent="false"/>
      <style:text-properties style:font-name="SF Pro Display" fo:language="it" fo:country="IT" fo:font-weight="bold" style:font-weight-asian="bold" style:font-weight-complex="bold"/>
    </style:style>
    <style:style style:name="P79" style:family="paragraph" style:parent-style-name="Text_20_body" style:list-style-name="L2">
      <style:paragraph-properties fo:margin-left="0.9846in" fo:margin-right="0in" fo:text-indent="-0.25in" style:auto-text-indent="false"/>
      <style:text-properties style:font-name="SF Pro Display" fo:language="it" fo:country="IT" fo:font-weight="bold" officeooo:paragraph-rsid="0044e7ce" style:font-weight-asian="bold" style:font-weight-complex="bold"/>
    </style:style>
    <style:style style:name="P80" style:family="paragraph" style:parent-style-name="Text_20_body" style:list-style-name="L2">
      <style:paragraph-properties fo:margin-left="0.9846in" fo:margin-right="0in" fo:text-indent="-0.25in" style:auto-text-indent="false"/>
      <style:text-properties style:font-name="SF Pro Display" fo:language="it" fo:country="IT" fo:font-weight="bold" officeooo:paragraph-rsid="00434a34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it" fo:country="IT" fo:font-style="italic" style:text-underline-style="none" fo:font-weight="normal" officeooo:rsid="002f5685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Times New Roman" fo:font-size="14pt" fo:language="it" fo:country="IT" fo:font-style="italic" style:text-underline-style="none" style:font-size-asian="14pt" style:font-style-asian="italic" style:font-size-complex="14pt" style:font-style-complex="italic"/>
    </style:style>
    <style:style style:name="T6" style:family="text">
      <style:text-properties fo:language="it" fo:country="IT"/>
    </style:style>
    <style:style style:name="T7" style:family="text">
      <style:text-properties fo:language="it" fo:country="IT" officeooo:rsid="00390c43"/>
    </style:style>
    <style:style style:name="T8" style:family="text">
      <style:text-properties fo:language="it" fo:country="IT" officeooo:rsid="00319312"/>
    </style:style>
    <style:style style:name="T9" style:family="text">
      <style:text-properties officeooo:rsid="00390c4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1400a" style:font-name-asian="Noto Sans CJK SC" style:font-weight-asian="normal" style:font-name-complex="Lohit Devanagari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31400a" style:font-name-asian="Noto Sans CJK SC" style:font-style-asian="italic" style:font-weight-asian="normal" style:font-name-complex="Lohit Devanagari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6c25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8973c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de139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6a12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edc5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officeooo:rsid="0016c252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edc52" style:font-style-asian="normal" style:font-weight-asian="bold" style:font-style-complex="normal" style:font-weight-complex="bold"/>
    </style:style>
    <style:style style:name="T22" style:family="text">
      <style:text-properties fo:font-size="12pt" fo:font-style="normal" fo:font-weight="normal" officeooo:rsid="001de139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SF Pro Display"/>
    </style:style>
    <style:style style:name="T24" style:family="text">
      <style:text-properties style:font-name="SF Pro Display" fo:language="it" fo:country="IT"/>
    </style:style>
    <style:style style:name="T25" style:family="text">
      <style:text-properties style:font-name="SF Pro Display" fo:language="it" fo:country="IT" fo:font-style="normal" fo:font-weight="bold" officeooo:rsid="000f2367" style:font-style-asian="normal" style:font-weight-asian="bold" style:font-style-complex="normal" style:font-weight-complex="bold"/>
    </style:style>
    <style:style style:name="T26" style:family="text">
      <style:text-properties style:font-name="SF Pro Display" fo:language="it" fo:country="IT" fo:font-style="normal" fo:font-weight="normal" officeooo:rsid="002511f3" style:font-style-asian="normal" style:font-weight-asian="normal" style:font-style-complex="normal" style:font-weight-complex="normal"/>
    </style:style>
    <style:style style:name="T27" style:family="text">
      <style:text-properties style:font-name="SF Pro Display" fo:language="it" fo:country="IT" fo:font-style="normal" fo:font-weight="normal" officeooo:rsid="0026a121" style:font-style-asian="normal" style:font-weight-asian="normal" style:font-style-complex="normal" style:font-weight-complex="normal"/>
    </style:style>
    <style:style style:name="T28" style:family="text">
      <style:text-properties style:font-name="SF Pro Display" fo:language="it" fo:country="IT" fo:font-style="normal" fo:font-weight="normal" officeooo:rsid="00104798" style:font-style-asian="normal" style:font-weight-asian="normal" style:font-style-complex="normal" style:font-weight-complex="normal"/>
    </style:style>
    <style:style style:name="T29" style:family="text">
      <style:text-properties style:font-name="SF Pro Display" fo:language="it" fo:country="IT" fo:font-style="normal" fo:font-weight="normal" officeooo:rsid="00140b33" style:font-style-asian="normal" style:font-weight-asian="normal" style:font-style-complex="normal" style:font-weight-complex="normal"/>
    </style:style>
    <style:style style:name="T30" style:family="text">
      <style:text-properties style:font-name="SF Pro Display" fo:language="it" fo:country="IT" fo:font-style="normal" fo:font-weight="normal" officeooo:rsid="001f7b22" style:font-style-asian="normal" style:font-weight-asian="normal" style:font-style-complex="normal" style:font-weight-complex="normal"/>
    </style:style>
    <style:style style:name="T31" style:family="text">
      <style:text-properties style:font-name="SF Pro Display" fo:language="it" fo:country="IT" fo:font-style="normal" fo:font-weight="normal" officeooo:rsid="0024a553" style:font-style-asian="normal" style:font-weight-asian="normal" style:font-style-complex="normal" style:font-weight-complex="normal"/>
    </style:style>
    <style:style style:name="T32" style:family="text">
      <style:text-properties style:font-name="SF Pro Display" fo:language="it" fo:country="IT" fo:font-style="normal" fo:font-weight="normal" officeooo:rsid="0015995d" style:font-style-asian="normal" style:font-weight-asian="normal" style:font-style-complex="normal" style:font-weight-complex="normal"/>
    </style:style>
    <style:style style:name="T33" style:family="text">
      <style:text-properties style:font-name="SF Pro Display" fo:language="it" fo:country="IT" fo:font-style="normal" fo:font-weight="normal" officeooo:rsid="0016c252" style:font-style-asian="normal" style:font-weight-asian="normal" style:font-style-complex="normal" style:font-weight-complex="normal"/>
    </style:style>
    <style:style style:name="T34" style:family="text">
      <style:text-properties style:font-name="SF Pro Display" fo:language="it" fo:country="IT" officeooo:rsid="003a4620"/>
    </style:style>
    <style:style style:name="T35" style:family="text">
      <style:text-properties style:font-name="SF Pro Display" fo:language="it" fo:country="IT" officeooo:rsid="00504496"/>
    </style:style>
    <style:style style:name="T36" style:family="text">
      <style:text-properties style:font-name="SF Pro Display" fo:language="it" fo:country="IT" officeooo:rsid="00516b33"/>
    </style:style>
    <style:style style:name="T37" style:family="text">
      <style:text-properties style:font-name="SF Pro Display" fo:language="it" fo:country="IT" officeooo:rsid="005386a5"/>
    </style:style>
    <style:style style:name="T38" style:family="text">
      <style:text-properties style:font-name="SF Pro Display" fo:font-size="12pt" fo:language="it" fo:country="IT" fo:font-style="normal" fo:font-weight="normal" officeooo:rsid="0010479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SF Pro Display" fo:font-size="12pt" fo:language="it" fo:country="IT" fo:font-style="normal" fo:font-weight="normal" officeooo:rsid="001c1472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SF Pro Display" fo:font-size="12pt" fo:language="it" fo:country="IT" fo:font-style="normal" fo:font-weight="normal" officeooo:rsid="002511f3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SF Pro Display" fo:font-size="12pt" fo:language="it" fo:country="IT" fo:font-style="normal" fo:font-weight="normal" officeooo:rsid="00140b33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SF Pro Display" fo:font-size="12pt" fo:language="it" fo:country="IT" fo:font-style="italic" fo:font-weight="normal" officeooo:rsid="00104798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SF Pro Display" fo:font-size="16.1000003814697pt" fo:language="it" fo:country="IT" fo:font-weight="bold" officeooo:rsid="003feb4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4" style:family="text">
      <style:text-properties style:font-name="SF Pro Display" fo:font-size="16.1000003814697pt" fo:language="it" fo:country="IT" fo:font-weight="bold" officeooo:rsid="003a46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5" style:family="text">
      <style:text-properties style:font-name="SF Pro Display" fo:font-size="16.1000003814697pt" fo:language="it" fo:country="IT" fo:font-weight="bold" officeooo:rsid="00516b3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6" style:family="text">
      <style:text-properties fo:color="#000080" style:font-name="Times New Roman" fo:font-size="14pt" fo:language="it" fo:country="IT" fo:font-style="italic" style:text-underline-style="none" fo:font-weight="normal" officeooo:rsid="002f5685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47" style:family="text">
      <style:text-properties fo:color="#000000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8" style:family="text">
      <style:text-properties fo:color="#000000" fo:font-style="normal" style:text-underline-style="none" fo:font-weight="normal" officeooo:rsid="0031400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9" style:family="text">
      <style:text-properties fo:color="#000000" fo:font-style="normal" style:text-underline-style="none" fo:font-weight="normal" officeooo:rsid="0033b0bf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50" style:family="text">
      <style:text-properties fo:color="#000000" fo:font-style="normal" style:text-underline-style="none" fo:font-weight="normal" officeooo:rsid="0031400a" style:font-name-asian="Noto Sans CJK SC" style:language-asian="zxx" style:country-asian="none" style:font-style-asian="normal" style:font-weight-asian="normal" style:font-name-complex="Lohit Devanagari" style:language-complex="zxx" style:country-complex="none" style:font-style-complex="normal" style:font-weight-complex="normal"/>
    </style:style>
    <style:style style:name="T51" style:family="text">
      <style:text-properties fo:color="#000000" fo:font-style="normal" style:text-underline-style="none" fo:font-weight="bold" style:language-asian="zxx" style:country-asian="none" style:font-style-asian="normal" style:language-complex="zxx" style:country-complex="none" style:font-style-complex="normal"/>
    </style:style>
    <style:style style:name="T52" style:family="text">
      <style:text-properties fo:color="#000000" fo:font-style="normal" style:text-underline-style="none" style:language-asian="zxx" style:country-asian="none" style:font-style-asian="normal" style:language-complex="zxx" style:country-complex="none" style:font-style-complex="normal"/>
    </style:style>
    <style:style style:name="T53" style:family="text">
      <style:text-properties fo:color="#000000" fo:font-style="italic" style:text-underline-style="none" fo:font-weight="normal" officeooo:rsid="0031400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54" style:family="text">
      <style:text-properties officeooo:rsid="0031400a"/>
    </style:style>
    <style:style style:name="T55" style:family="text">
      <style:text-properties officeooo:rsid="003feb40"/>
    </style:style>
    <style:style style:name="T56" style:family="text">
      <style:text-properties style:font-name="SF Pro Display"/>
    </style:style>
    <style:style style:name="T57" style:family="text">
      <style:text-properties style:font-name="SF Pro Display" fo:language="it" fo:country="IT"/>
    </style:style>
    <style:style style:name="T58" style:family="text">
      <style:text-properties style:font-name="SF Pro Display" fo:language="it" fo:country="IT" officeooo:rsid="0044e7ce"/>
    </style:style>
    <style:style style:name="T59" style:family="text">
      <style:text-properties style:font-name="SF Pro Display" fo:language="it" fo:country="IT" officeooo:rsid="00466821"/>
    </style:style>
    <style:style style:name="T60" style:family="text">
      <style:text-properties style:font-name="SF Pro Display" fo:language="it" fo:country="IT" officeooo:rsid="0047ed8f"/>
    </style:style>
    <style:style style:name="T61" style:family="text">
      <style:text-properties style:font-name="SF Pro Display" fo:language="it" fo:country="IT" officeooo:rsid="00483905"/>
    </style:style>
    <style:style style:name="T62" style:family="text">
      <style:text-properties style:font-name="SF Pro Display" fo:language="it" fo:country="IT" officeooo:rsid="004b75d8"/>
    </style:style>
    <style:style style:name="T63" style:family="text">
      <style:text-properties style:font-name="SF Pro Display" fo:language="it" fo:country="IT" officeooo:rsid="004d4163"/>
    </style:style>
    <style:style style:name="T64" style:family="text">
      <style:text-properties style:font-name="SF Pro Display" fo:language="it" fo:country="IT" fo:font-style="italic" style:font-style-asian="italic" style:font-style-complex="italic"/>
    </style:style>
    <style:style style:name="T65" style:family="text">
      <style:text-properties style:font-name="SF Pro Display" fo:language="it" fo:country="IT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6" style:family="text">
      <style:text-properties style:font-name="SF Pro Display" fo:language="it" fo:country="IT" officeooo:rsid="004d8301"/>
    </style:style>
    <style:style style:name="T67" style:family="text">
      <style:text-properties style:font-name="SF Pro Display" fo:language="it" fo:country="IT" officeooo:rsid="004f69d3"/>
    </style:style>
    <style:style style:name="T68" style:family="text">
      <style:text-properties officeooo:rsid="00417a83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434a34"/>
    </style:style>
    <style:style style:name="T71" style:family="text">
      <style:text-properties officeooo:rsid="0044e7ce"/>
    </style:style>
    <style:style style:name="T72" style:family="text">
      <style:text-properties officeooo:rsid="00466821"/>
    </style:style>
    <style:style style:name="T73" style:family="text">
      <style:text-properties officeooo:rsid="0047ed8f"/>
    </style:style>
    <style:style style:name="T74" style:family="text">
      <style:text-properties officeooo:rsid="004f69d3"/>
    </style:style>
    <style:style style:name="T75" style:family="text">
      <style:text-properties officeooo:rsid="004fb883"/>
    </style:style>
    <style:style style:name="T76" style:family="text">
      <style:text-properties officeooo:rsid="003feb40" style:font-name-asian="Noto Sans CJK SC" style:font-name-complex="Lohit Devanagari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-start text:name="__RefHeading___Toc431_2252938442"/>Erboristeria Alchimia<text:bookmark-end text:name="__RefHeading___Toc431_2252938442"/></text:p>
      <text:p text:style-name="P14"><text:bookmark-start text:name="__RefHeading___Toc433_2252938442"/>Erboristeria Alchimia<text:bookmark-end text:name="__RefHeading___Toc433_2252938442"/></text:p>
      <text:p text:style-name="P13"><text:bookmark-start text:name="__RefHeading___Toc435_2252938442"/>Progetto del corso di Tecnologie Web<text:bookmark-end text:name="__RefHeading___Toc435_2252938442"/></text:p>
      <text:p text:style-name="P6"><text:span text:style-name="T3">A.A. </text:span><text:span text:style-name="T2">2019/2020</text:span></text:p>
      <text:p text:style-name="P13"><text:bookmark-start text:name="__RefHeading___Toc437_2252938442"/>Riferimenti progetto<text:bookmark-end text:name="__RefHeading___Toc437_2252938442"/></text:p>
      <text:p text:style-name="P9"><text:bookmark-start text:name="__RefHeading___Toc439_2252938442"/>Indirizzo sito web:<text:bookmark-end text:name="__RefHeading___Toc439_2252938442"/></text:p>
      <text:p text:style-name="P8"><text:a xlink:type="simple" xlink:href="http://tecweb1920.studenti.math.unipd.it/qualcosa" text:style-name="Internet_20_link" text:visited-style-name="Visited_20_Internet_20_Link"><text:span text:style-name="T5">http://tecweb1920.studenti.math.unipd.it/qualcosa</text:span></text:a></text:p>
      <text:p text:style-name="P9"><text:bookmark-start text:name="__RefHeading___Toc441_2252938442"/>Repository GitHub:<text:bookmark-end text:name="__RefHeading___Toc441_2252938442"/></text:p>
      <text:p text:style-name="P8"><text:a xlink:type="simple" xlink:href="http://github.com/dkokollari/Erboristeria-Alchimia" text:style-name="Internet_20_link" text:visited-style-name="Visited_20_Internet_20_Link"><text:span text:style-name="T4">http://</text:span></text:a><text:a xlink:type="simple" xlink:href="http://github.com/dkokollari/Erboristeria-Alchimia" text:style-name="Internet_20_link" text:visited-style-name="Visited_20_Internet_20_Link"><text:span text:style-name="T46">github.com/dkokollari/Erboristeria-Alchimia</text:span></text:a></text:p>
      <text:p text:style-name="P9"><text:bookmark-start text:name="__RefHeading___Toc443_2252938442"/>Informazioni sul gruppo<text:bookmark-end text:name="__RefHeading___Toc443_2252938442"/></text:p>
      <text:p text:style-name="P10"><text:span text:style-name="T47">Andrea Dorigo</text:span><text:span text:style-name="T51"> -</text:span><text:span text:style-name="T52"> 1170610<text:line-break/></text:span><text:span text:style-name="T47">Dardan Kokollari </text:span><text:span text:style-name="T52">- 1170569<text:line-break/></text:span><text:span text:style-name="T47">Fouad Mouad -</text:span><text:span text:style-name="T52"> 1170480<text:line-break/></text:span><text:span text:style-name="T47">Marcel Wandji</text:span><text:span text:style-name="T51"> -</text:span><text:span text:style-name="T52">1171044</text:span></text:p>
      <text:p text:style-name="P10"/>
      <text:p text:style-name="P9"><text:bookmark-start text:name="__RefHeading___Toc445_2252938442"/>Referente<text:bookmark-end text:name="__RefHeading___Toc445_2252938442"/></text:p>
      <text:p text:style-name="P10"><text:span text:style-name="T54">Dorigo Andrea - </text:span>andrea.dorigo.3@studenti.unipd.it</text:p>
      <text:p text:style-name="P9"><text:bookmark-start text:name="__RefHeading___Toc447_2252938442"/>Utente<text:bookmark-end text:name="__RefHeading___Toc447_2252938442"/></text:p>
      <text:p text:style-name="P10"><text:span text:style-name="T13">Admin:</text:span><text:span text:style-name="T11"> admin@admin.it</text:span></text:p>
      <text:p text:style-name="P10"><text:span text:style-name="T53">User:</text:span><text:span text:style-name="T48"> </text:span><text:span text:style-name="T49">user</text:span><text:span text:style-name="T50">@</text:span><text:span text:style-name="T49">user</text:span><text:span text:style-name="T50">.it</text:span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</text:p>
          </text:index-title>
          <text:p text:style-name="P16"><text:a xlink:type="simple" xlink:href="#__RefHeading___Toc720_3886711116" text:style-name="Index_20_Link" text:visited-style-name="Index_20_Link">1. Introduzione<text:tab/>3</text:a></text:p>
          <text:p text:style-name="P16"><text:a xlink:type="simple" xlink:href="#__RefHeading___Toc828_3886711116" text:style-name="Index_20_Link" text:visited-style-name="Index_20_Link">2. Analisi<text:tab/>3</text:a></text:p>
          <text:p text:style-name="P17"><text:a xlink:type="simple" xlink:href="#__RefHeading___Toc1017_1587178005" text:style-name="Index_20_Link" text:visited-style-name="Index_20_Link">2.1 Demografica dell’utenza e decisioni strutturali<text:tab/>3</text:a></text:p>
          <text:p text:style-name="P17"><text:a xlink:type="simple" xlink:href="#__RefHeading___Toc1019_1587178005" text:style-name="Index_20_Link" text:visited-style-name="Index_20_Link">2.1 Casi d’uso<text:tab/>4</text:a></text:p>
          <text:p text:style-name="P16"><text:a xlink:type="simple" xlink:href="#__RefHeading___Toc830_3886711116" text:style-name="Index_20_Link" text:visited-style-name="Index_20_Link">3. Progettazione<text:tab/>4</text:a></text:p>
          <text:p text:style-name="P17"><text:a xlink:type="simple" xlink:href="#__RefHeading___Toc832_3886711116" text:style-name="Index_20_Link" text:visited-style-name="Index_20_Link">3.1 Obiettivi<text:tab/>4</text:a></text:p>
          <text:p text:style-name="P17"><text:a xlink:type="simple" xlink:href="#__RefHeading___Toc451_2252938442" text:style-name="Index_20_Link" text:visited-style-name="Index_20_Link">3.2 Design del sito<text:tab/>5</text:a></text:p>
          <text:p text:style-name="P18"><text:a xlink:type="simple" xlink:href="#__RefHeading___Toc1039_1587178005" text:style-name="Index_20_Link" text:visited-style-name="Index_20_Link">3.2.1 Header<text:tab/>5</text:a></text:p>
          <text:p text:style-name="P18"><text:a xlink:type="simple" xlink:href="#__RefHeading___Toc1041_1587178005" text:style-name="Index_20_Link" text:visited-style-name="Index_20_Link">3.2.2 Menu<text:tab/>6</text:a></text:p>
          <text:p text:style-name="P18"><text:a xlink:type="simple" xlink:href="#__RefHeading___Toc1043_1587178005" text:style-name="Index_20_Link" text:visited-style-name="Index_20_Link">3.2.3 Content<text:tab/>6</text:a></text:p>
          <text:p text:style-name="P18"><text:a xlink:type="simple" xlink:href="#__RefHeading___Toc1045_1587178005" text:style-name="Index_20_Link" text:visited-style-name="Index_20_Link">3.2.4 Footer<text:tab/>6</text:a></text:p>
          <text:p text:style-name="P17"><text:a xlink:type="simple" xlink:href="#__RefHeading___Toc453_2252938442" text:style-name="Index_20_Link" text:visited-style-name="Index_20_Link">3.3 Database<text:tab/>6</text:a></text:p>
          <text:p text:style-name="P16"><text:a xlink:type="simple" xlink:href="#__RefHeading___Toc834_3886711116" text:style-name="Index_20_Link" text:visited-style-name="Index_20_Link">4. Presentazione<text:tab/>6</text:a></text:p>
          <text:p text:style-name="P16"><text:a xlink:type="simple" xlink:href="#__RefHeading___Toc836_3886711116" text:style-name="Index_20_Link" text:visited-style-name="Index_20_Link">5. Implementazione<text:tab/>6</text:a></text:p>
          <text:p text:style-name="P17"><text:a xlink:type="simple" xlink:href="#__RefHeading___Toc1021_1587178005" text:style-name="Index_20_Link" text:visited-style-name="Index_20_Link">5.1 HTML<text:tab/>6</text:a></text:p>
          <text:p text:style-name="P17"><text:a xlink:type="simple" xlink:href="#__RefHeading___Toc1023_1587178005" text:style-name="Index_20_Link" text:visited-style-name="Index_20_Link">5.2 CSS<text:tab/>6</text:a></text:p>
          <text:p text:style-name="P17"><text:a xlink:type="simple" xlink:href="#__RefHeading___Toc1025_1587178005" text:style-name="Index_20_Link" text:visited-style-name="Index_20_Link">5.3 PHP<text:tab/>6</text:a></text:p>
          <text:p text:style-name="P17"><text:a xlink:type="simple" xlink:href="#__RefHeading___Toc1027_1587178005" text:style-name="Index_20_Link" text:visited-style-name="Index_20_Link">5.4 SQL<text:tab/>7</text:a></text:p>
          <text:p text:style-name="P16"><text:a xlink:type="simple" xlink:href="#__RefHeading___Toc838_3886711116" text:style-name="Index_20_Link" text:visited-style-name="Index_20_Link">6. Validazione<text:tab/>7</text:a></text:p>
          <text:p text:style-name="P16"><text:a xlink:type="simple" xlink:href="#__RefHeading___Toc840_3886711116" text:style-name="Index_20_Link" text:visited-style-name="Index_20_Link">7. Fase di Test e Strumenti<text:tab/>7</text:a></text:p>
          <text:p text:style-name="P16"><text:a xlink:type="simple" xlink:href="#__RefHeading___Toc842_3886711116" text:style-name="Index_20_Link" text:visited-style-name="Index_20_Link">8. Suddivisione del lavoro<text:tab/>7</text:a></text:p>
        </text:index-body>
      </text:table-of-content>
      <text:p text:style-name="P34"/>
      <text:h text:style-name="P21" text:outline-level="1"><text:bookmark-start text:name="__RefHeading___Toc720_3886711116"/>1.<text:tab/>Introduzione<text:bookmark-end text:name="__RefHeading___Toc720_3886711116"/></text:h>
      <text:p text:style-name="P61"><text:span text:style-name="T24">Il progetto Erboristeria Alchimia nasce dalla volontà di un commerciante di avere un sito web ufficiale per far conoscere se stesso e la sua attività online.</text:span></text:p>
      <text:p text:style-name="P70"><text:span text:style-name="T24">Questo sito ha pertanto l'obbiettivo di attirare nuovi potenziali clienti, fornendo loro una "vetrina online" dei prodotti disponibili in negozio e stimolando la loro curiosità verso il titolare e la sua professione a scopo di instaurare un legame di fiducia.</text:span></text:p>
      <text:p text:style-name="P70"><text:span text:style-name="T24">Particolare attenzione va posta nell'accessibilità del sito, pensato in modo da garantire un comodo utilizzo agli utenti non vedenti e ipovedenti, e allo stesso modo risultare piacevole all'utilizzo per tutti gli utenti. Viene pertanto richiesta una presentazione grafica del sito che rifletta la cura e passione che il professionista impiega nel suo lavoro.</text:span></text:p>
      <text:p text:style-name="P61"><text:span text:style-name="T24">Il sito rispetta gli standard </text:span><text:span text:style-name="T35">W3C</text:span><text:span text:style-name="T24"> con separazione fra struttura, presentazione e comportamento.</text:span></text:p>
      <text:p text:style-name="P61"><text:span text:style-name="T24">Questo sito è ancora una "proof of concept", mancando alcune parti fondamentali che sono da implementare con l'approvazione e decisione del titolare, essendo di natura gestionale o economica <text:s/>(checkout, pagamenti, ordini, spedizioni e gestione dei dati degli utenti).</text:span></text:p>
      <text:h text:style-name="P19" text:outline-level="1"><text:bookmark-start text:name="__RefHeading___Toc828_3886711116"/>2.<text:tab/>Analisi<text:bookmark-end text:name="__RefHeading___Toc828_3886711116"/></text:h>
      <text:h text:style-name="P25" text:outline-level="2"><text:bookmark-start text:name="__RefHeading___Toc1017_1587178005"/><text:span text:style-name="T36">2</text:span><text:span text:style-name="T34">.1<text:tab/></text:span><text:span text:style-name="T45">Demografica dell’utenza e decisioni strutturali</text:span><text:bookmark-end text:name="__RefHeading___Toc1017_1587178005"/></text:h>
      <text:p text:style-name="P68">Il cliente ha fornito una demografica degli utenti del suo attuale sito web e social network per sviluppare il sito in base alle sue esigenze.</text:p>
      <text:p text:style-name="P68">Dai dati risulta che il 92% degli utenti accedono da mobile, e che il 79% degli utenti siano compresi fra i 25 e i 55 anni. Quando un utente scopre il sito o la pagina Facebook, nella maggior parte dei casi diventa un "follower" sui social. Molti nuovi clienti scoprono il negozio cercando sul web un prodotto o una ditta che il negozio tiene in catalogo.</text:p>
      <text:p text:style-name="P68">Questi dati, insieme alle richieste iniziali del commerciante, hanno portato alle seguenti decisioni strutturali:</text:p>
      <text:list xml:id="list294133541" text:style-name="L7">
        <text:list-item>
          <text:p text:style-name="P44">Data la preponderanza degli utenti mobile è stato scelto un approccio mobile-first, in cui lo sviluppo per smartphone ha la priorità.</text:p>
        </text:list-item>
        <text:list-item>
          <text:p text:style-name="P44">Il sito si presta ad essere di facile utilizzo e navigazione anche per gli utenti meno esperti, con una struttura abbastanza aperta e poco profonda in cui la maggior parte delle pagine sono raggiungibili con uno o due click. Molte scelte strutturali e di layout sono state prese in base all'analogia con Amazon.it e i principali sistemi <text:soft-page-break/>operativi mobile, con cui molti utenti sono già familiari. Se questo non bastasse a prevenire il disorientamento, sono comunque presenti aiuti alla navigazione che permettono all'utente di ritrovarsi facilmente. </text:p>
        </text:list-item>
        <text:list-item>
          <text:p text:style-name="P44">L'obbiettivo principale del sito non si limita alla vendita online, ma anche ad incuriosire l'utente e far conoscere il professionista e la sua professione. Risulta infatti difficile(*) competere come ecommerce con altri colossi che spesso offrono servizi più comodi e a prezzi spesso più vantaggiosi. Il sito si presuppone quindi di interessare l'utente, invitarlo in negozio e seguire l'azienda sui social per mantenerlo sempre aggiornato senza richiedere un suo intervento attivo. Pertanto è stata posta particolare attenzione nello stupire i "nuovi visitatori" con un design accattivante, pur sempre mantenendo le comodità di cui un utente abituale necessita.</text:p>
        </text:list-item>
        <text:list-item>
          <text:p text:style-name="P44">Il sito contiene il catalogo dei prodotti presenti in negozio, informando l'utente se un prodotto è disponibile e attirando gli utenti che cercano un prodotto specifico nel web anzichè cercare l'erboristeria.</text:p>
        </text:list-item>
      </text:list>
      <text:h text:style-name="P25" text:outline-level="2"><text:bookmark-start text:name="__RefHeading___Toc1019_1587178005"/><text:span text:style-name="T36">2</text:span><text:span text:style-name="T34">.1<text:tab/></text:span><text:span text:style-name="T45">Casi d’uso</text:span><text:bookmark-end text:name="__RefHeading___Toc1019_1587178005"/></text:h>
      <text:h text:style-name="P19" text:outline-level="1"><text:bookmark-start text:name="__RefHeading___Toc830_3886711116"/>3.<text:tab/>Progettazione<text:bookmark-end text:name="__RefHeading___Toc830_3886711116"/></text:h>
      <text:h text:style-name="P24" text:outline-level="2"><text:bookmark-start text:name="__RefHeading___Toc832_3886711116"/>3.1<text:tab/>Obiettivi<text:bookmark-end text:name="__RefHeading___Toc832_3886711116"/></text:h>
      <text:p text:style-name="P4"><text:span text:style-name="T10">Il progetto </text:span><text:span text:style-name="T12">Erboristeria Alchimia</text:span><text:span text:style-name="T14"> rispetta le specifiche tecniche richieste, in particolare:</text:span></text:p>
      <text:list xml:id="list98589050" text:style-name="L1">
        <text:list-item>
          <text:p text:style-name="P30"><text:span text:style-name="T25">Separazione tra contenuto, presentazione e comportamento:</text:span><text:span text:style-name="T26"> l’iterazione tra le parti avviene tramite placeholder </text:span><text:span text:style-name="T27">e</text:span><text:span text:style-name="T26"> riferimenti. <text:line-break/>I</text:span><text:span text:style-name="T28">l contenuto è stato progettato seguendo lo standar</text:span><text:span text:style-name="T38">d XHTML 1.0 Strict</text:span><text:span text:style-name="T42">,</text:span><text:span text:style-name="T38"> la presentazione in </text:span><text:span text:style-name="T39">CSS3</text:span><text:span text:style-name="T38"> e il comportamento è dinamicamente gestito con </text:span><text:span text:style-name="T39">PHP 5.6</text:span><text:span text:style-name="T38"> e </text:span><text:span text:style-name="T39">JavaScript</text:span><text:span text:style-name="T38">.<text:line-break/></text:span><text:span text:style-name="T40">Non</text:span><text:span text:style-name="T38"> è stato scelto lo standard più moderno </text:span><text:span text:style-name="T39">HTML5</text:span><text:span text:style-name="T38"> p</text:span><text:span text:style-name="T41">erché</text:span><text:span text:style-name="T38"> non </text:span><text:span text:style-name="T41">totalmente </text:span><text:span text:style-name="T38">compatibil</text:span><text:span text:style-name="T41">e. </text:span><text:span text:style-name="T28">Tuttavia, </text:span><text:span text:style-name="T29">si è dovuto fare un eccezione </text:span><text:span text:style-name="T30">con la </text:span><text:span text:style-name="T29">pagina di registrazione </text:span><text:span text:style-name="T31">per garantire un’esperienza migliore all’utente. </text:span><text:span text:style-name="T29">Si è comunque tenuto un occhio di riguardo ai browser meno recenti, aggiungendo uno script</text:span><text:span text:style-name="Source_20_Text"><text:span text:style-name="T41"> </text:span></text:span><text:span text:style-name="T29">che permette </text:span><text:span text:style-name="T26">di degradare elegantemente</text:span><text:span text:style-name="T29">.<text:line-break/>La compatibilità, quindi, rimane estesa a</text:span><text:span text:style-name="T32">nche a</text:span><text:span text:style-name="T33">d</text:span><text:span text:style-name="T29"> I</text:span><text:span text:style-name="T32">nternet </text:span><text:span text:style-name="T29">E</text:span><text:span text:style-name="T32">xployer</text:span><text:span text:style-name="T29">, Firefox, Safari. Maggiori informazioni sulla repository </text:span><text:a xlink:type="simple" xlink:href="https://github.com/jcgertig/date-input-polyfill" text:style-name="Internet_20_link" text:visited-style-name="Visited_20_Internet_20_Link"><text:span text:style-name="T6">jcgertig/date-input-polyfill</text:span></text:a><text:span text:style-name="T29">.</text:span></text:p>
        </text:list-item>
        <text:list-item>
          <text:p text:style-name="P31"><text:span text:style-name="T20">Accessibilità:</text:span><text:span text:style-name="T15"> </text:span><text:span text:style-name="T16">il sito deve essere disponibile a tutte le categorie di utenti.<text:line-break/>La navigazione, infatti, è ideata per rendere i propri contenuti facilmente reperibili da qualsiasi utente. </text:span><text:span text:style-name="T17">Le implementazioni da menzionare a questo scopo sono:</text:span></text:p>
          <text:list>
            <text:list-item>
              <text:list>
                <text:list-item>
                  <text:p text:style-name="P31"><text:soft-page-break/><text:span text:style-name="T17">attributo </text:span><text:span text:style-name="T22">alt</text:span><text:span text:style-name="T17"> nelle immagini, che descrive testualmente l’immagine </text:span><text:span text:style-name="T18">rappresentata</text:span><text:span text:style-name="T17">. </text:span><text:span text:style-name="T18">In caso in cui l’immagine non venga caricata</text:span></text:p>
                </text:list-item>
                <text:list-item>
                  <text:p text:style-name="P32">Link torna su,</text:p>
                </text:list-item>
                <text:list-item>
                  <text:p text:style-name="P32">buon contrasto dei colori</text:p>
                </text:list-item>
                <text:list-item>
                  <text:p text:style-name="P32"><text:tab/>Questo con l'obbiettivo di rendere il sito più accessibile,per gli ipovedenti è molto più semplice leggere del contenuto che si sviluppa verticalmente anzichè orizzontalmente; inoltre anche per l'utente comune il sito risulta più facile comprensione.</text:p>
                </text:list-item>
              </text:list>
            </text:list-item>
          </text:list>
        </text:list-item>
        <text:list-item>
          <text:p text:style-name="P33">Usabilità:</text:p>
        </text:list-item>
        <text:list-item>
          <text:p text:style-name="P33">Punti di rottura del layout:</text:p>
        </text:list-item>
        <text:list-item>
          <text:p text:style-name="P31"><text:span text:style-name="T21">Comprensibilità delle informazioni:</text:span><text:span text:style-name="T19"> </text:span><text:span text:style-name="T17"><text:line-break/><text:tab/><text:tab/></text:span></text:p>
        </text:list-item>
      </text:list>
      <text:h text:style-name="P24" text:outline-level="2"><text:bookmark-start text:name="__RefHeading___Toc451_2252938442"/>3.2<text:tab/>Design del sito<text:bookmark-end text:name="__RefHeading___Toc451_2252938442"/></text:h>
      <text:p text:style-name="P71"><text:span text:style-name="T24">Il sito è interamente responsive per potersi adattare alle varie forme e dimensioni dei display.</text:span></text:p>
      <text:p text:style-name="P71"><text:span text:style-name="T24">La maggior parte delle pagine sono sviluppate in una singola colonna, che nel caso della versione tablet/desktop, sacrifica leggermente la disponibilità di informazioni immediate in cambio di vantaggi nell'accessibilità e nella semplicità di utilizzo descritti nel punto </text:span><text:span text:style-name="T36">3.1</text:span><text:span text:style-name="T24">. </text:span></text:p>
      <text:p text:style-name="P71"><text:span text:style-name="T24">Il layout presenta principalmente quattro pannelli: tre pannelli incolonnati (header, content e footer) e un menu laterale.</text:span></text:p>
      <text:h text:style-name="P27" text:outline-level="3"><text:bookmark-start text:name="__RefHeading___Toc1039_1587178005"/><text:span text:style-name="T36">3.2.</text:span><text:span text:style-name="T24">1<text:tab/></text:span><text:span text:style-name="T36">H</text:span><text:span text:style-name="T24">eader</text:span><text:bookmark-end text:name="__RefHeading___Toc1039_1587178005"/></text:h>
      <text:p text:style-name="P63">Contiene il titolo della pagina, l'immagine di sfondo e una barra in alto con varie funzioni:</text:p>
      <text:list xml:id="list1288254347" text:style-name="L8">
        <text:list-item>
          <text:p text:style-name="P55"><text:span text:style-name="T23">contiene il tasto del menu ad hamburger sempre visibile, che apre il menu laterale. Sono state mantenute le convenzioni a cui un utente mobile è abituato (posizionamento in alto a sinistra, icona standard).</text:span></text:p>
        </text:list-item>
        <text:list-item>
          <text:p text:style-name="P60"><text:span text:style-name="T24">contiene il tasto per accedere al carrello, anch'esso sempre visibile.</text:span></text:p>
        </text:list-item>
        <text:list-item>
          <text:p text:style-name="P60"><text:span text:style-name="T24">quando il titolo della pagina non è più visibile, mostra il titolo della pagina e il logo con le iniziali "EA ### da scrivere in Velveterries". Questo previene il disorientamento, mantenendo sempre visibile la pagina in cui ci si trova e dando sempre la possibilità di ritornare alla home. Essendo un sito con un solo livello di profondità per la maggior parte delle pagine, assume anche la funzione di breadcrumb.</text:span></text:p>
        </text:list-item>
      </text:list>
      <text:h text:style-name="Heading_20_3" text:outline-level="3"><text:bookmark-start text:name="__RefHeading___Toc1041_1587178005"/><text:soft-page-break/><text:span text:style-name="T36">3.</text:span><text:span text:style-name="T24">2.</text:span><text:span text:style-name="T36">2<text:tab/>M</text:span><text:span text:style-name="T24">enu</text:span><text:bookmark-end text:name="__RefHeading___Toc1041_1587178005"/></text:h>
      <text:p text:style-name="P72"><text:span text:style-name="T36">U</text:span><text:span text:style-name="T24">na volta cliccato il tasto del menu ad hamburger, il menù laterale appare da sinistra con tutte le voci di menu e la possibilità di chiudere questo pannello. La versione desktop non presenta pannello laterale ma semplicemente mostra sempre il menù sopra in content.</text:span></text:p>
      <text:h text:style-name="Heading_20_3" text:outline-level="3"><text:bookmark-start text:name="__RefHeading___Toc1043_1587178005"/><text:span text:style-name="T24">3.</text:span><text:span text:style-name="T36">2.3<text:tab/>C</text:span><text:span text:style-name="T24">ontent</text:span><text:bookmark-end text:name="__RefHeading___Toc1043_1587178005"/></text:h>
      <text:p text:style-name="P72"><text:span text:style-name="T36">C</text:span><text:span text:style-name="T24">ontiene il contenuto principale della pagina</text:span></text:p>
      <text:h text:style-name="Heading_20_3" text:outline-level="3"><text:bookmark-start text:name="__RefHeading___Toc1045_1587178005"/><text:span text:style-name="T36">3.2.</text:span><text:span text:style-name="T24">4<text:tab/></text:span><text:span text:style-name="T36">F</text:span><text:span text:style-name="T24">ooter</text:span><text:bookmark-end text:name="__RefHeading___Toc1045_1587178005"/></text:h>
      <text:p text:style-name="P72"><text:span text:style-name="T36">C</text:span><text:span text:style-name="T24">ontiene il copyright, il tasto per l'accessibilità "torna su", e una ripetizione del menu. Questo per aiutare l'utente che una volta finito di leggere la pagina corrente vuole tornare in cima o accedere ad un'altra pagina con un singolo click.</text:span></text:p>
      <text:h text:style-name="P23" text:outline-level="2"><text:bookmark-start text:name="__RefHeading___Toc453_2252938442"/>3.3<text:tab/>Database<text:bookmark-end text:name="__RefHeading___Toc453_2252938442"/></text:h>
      <text:h text:style-name="P20" text:outline-level="1"><text:bookmark-start text:name="__RefHeading___Toc834_3886711116"/><text:span text:style-name="T34">4.<text:tab/>Presentazione</text:span><text:bookmark-end text:name="__RefHeading___Toc834_3886711116"/></text:h>
      <text:p text:style-name="P73"><text:span text:style-name="T34">DISCLAMIER </text:span><text:span text:style-name="T37">: t</text:span><text:span text:style-name="T34">utti i dati, le immagini, font e altri materiali multimediali ci sono stati forniti direttamente dal cliente che ne possiede la licenza d'uso oppure sono disponibili gratuitamente sul web.</text:span></text:p>
      <text:h text:style-name="P19" text:outline-level="1"><text:bookmark-start text:name="__RefHeading___Toc836_3886711116"/>5.<text:tab/>Implementazione<text:bookmark-end text:name="__RefHeading___Toc836_3886711116"/></text:h>
      <text:p text:style-name="P64">Per rispettare le specifiche tecniche del progetto, il gruppo ha scelto di implementare il sito con i seguenti linguaggi.</text:p>
      <text:h text:style-name="P26" text:outline-level="2"><text:bookmark-start text:name="__RefHeading___Toc1021_1587178005"/><text:span text:style-name="T43">5.1</text:span><text:span text:style-name="T34"><text:tab/></text:span><text:span text:style-name="T43">HTML</text:span><text:bookmark-end text:name="__RefHeading___Toc1021_1587178005"/></text:h>
      <text:p text:style-name="P28">Il linguaggio HTML è stato utilizzato per la descrizione del contenuto del sito. </text:p>
      <text:p text:style-name="P65">Abbiamo scelto principalmente il linguaggio XHTML perché è supportato da browser esistenti e da quelli con versioni precedenti, ed è supportato da diversi tipi di dispositivi. Per alcune pagine come la pagina di registrazione e inserimento di un nuovo evento, dove è richiesto di inserire una data e l'ora, abbiamo usato HTML5.</text:p>
      <text:h text:style-name="P26" text:outline-level="2"><text:bookmark-start text:name="__RefHeading___Toc1023_1587178005"/><text:span text:style-name="T43">5.2</text:span><text:span text:style-name="T44"><text:tab/></text:span><text:span text:style-name="T43">CSS</text:span><text:bookmark-end text:name="__RefHeading___Toc1023_1587178005"/></text:h>
      <text:p text:style-name="P29">Il linguaggio di stile utilizzato per la definizione della presentazione è CSS3.</text:p>
      <text:p text:style-name="P29">Tutto il codice di stile è tenuto in un file separato e nessun tag di stile dentro l'<text:span text:style-name="T55">HTML</text:span>. </text:p>
      <text:p text:style-name="P29">In questo modo abbiamo mantenuto la separazione tra il contenuto e presentazione.</text:p>
      <text:h text:style-name="P26" text:outline-level="2"><text:bookmark-start text:name="__RefHeading___Toc1025_1587178005"/><text:soft-page-break/><text:span text:style-name="T43">5.3<text:tab/>PHP</text:span><text:bookmark-end text:name="__RefHeading___Toc1025_1587178005"/></text:h>
      <text:p text:style-name="P66">Il linguaggio PHP consente di leggere e scrivere nel database, eseguire operazioni sul filesystem. Abbiamo usato questo linguaggio per elaborare le pagine server-side. <text:s text:c="12"/>Per mantenere la separazione tra comportamento e struttura, alcuni file <text:span text:style-name="T68">php</text:span> (quelli che <text:s text:c="7"/>servono a visualizzare le pagine, per esempio teinfusi.php o eventi.php) elaborano il contenuto del file base.html o base5.html e la specializza in base a l'utenza e ritorna la pagina modificata. Inoltre abbiamo usato php per impostare controlli server-side sugli input dei form che corrispondono ai controlli client-side in caso i controlli client-side vengono oltrepassati da un utente.</text:p>
      <text:h text:style-name="P26" text:outline-level="2"><text:bookmark-start text:name="__RefHeading___Toc1027_1587178005"/><text:span text:style-name="T43">5.4<text:tab/>SQL</text:span><text:bookmark-end text:name="__RefHeading___Toc1027_1587178005"/></text:h>
      <text:p text:style-name="P69">Per il salvataggio dei dati, il gruppo ha deciso di usare SQL.<text:tab/><text:tab/><text:tab/><text:tab/> <text:s text:c="2"/>Per eseguire le interrogazioni <text:span text:style-name="T76">o aggiornare il database, è stata usata la libreria mysqli di PHP. Tutte le operazioni sul database sono contenute nel file DBAccess.php.</text:span></text:p>
      <text:h text:style-name="P19" text:outline-level="1"><text:bookmark-start text:name="__RefHeading___Toc838_3886711116"/>6.<text:tab/>Validazione<text:bookmark-end text:name="__RefHeading___Toc838_3886711116"/></text:h>
      <text:p text:style-name="P62">Per garantire la correttezza del codice, abbiamo usato i seguenti strumenti di validazione:</text:p>
      <text:list xml:id="list982615032" text:style-name="L2">
        <text:list-item>
          <text:p text:style-name="P76">W3C Validator</text:p>
        </text:list-item>
      </text:list>
      <text:p text:style-name="P74"><text:span text:style-name="T23">Abbi</text:span><text:span text:style-name="T24">amo usato questo servizio di validazione gratuito all'indirizzo </text:span><text:span text:style-name="T64">https://validator.w3.org/</text:span><text:span text:style-name="T24"> <text:s/>per validare le nostre pagine. Avendo delle pagine dinamiche, la validazione av</text:span><text:span text:style-name="T66">v</text:span><text:span text:style-name="T24">eniva per URI inserendo l'indirizzo della pagina </text:span><text:span text:style-name="Car._20_predefinito_20_paragrafo"><text:span text:style-name="T65">php</text:span></text:span><text:span text:style-name="T24"> presente nel server. </text:span></text:p>
      <text:list xml:id="list51137655277439" text:continue-numbering="true" text:style-name="L2">
        <text:list-item>
          <text:p text:style-name="P80">W3C CSS Validator</text:p>
        </text:list-item>
      </text:list>
      <text:p text:style-name="P75">Questo servizio è stato usato per validare i file css. Si faceva scegliendo il file css dalla directory o inserendo l'indirizzo del file nel server e validarlo nell'apposita sezione.</text:p>
      <text:h text:style-name="P19" text:outline-level="1"><text:bookmark-start text:name="__RefHeading___Toc840_3886711116"/>7.<text:tab/>Fase di Test e Strumenti<text:bookmark-end text:name="__RefHeading___Toc840_3886711116"/></text:h>
      <text:h text:style-name="P19" text:outline-level="1"><text:bookmark-start text:name="__RefHeading___Toc842_3886711116"/>8.<text:tab/>Suddivisione del lavoro<text:bookmark-end text:name="__RefHeading___Toc842_3886711116"/></text:h>
      <text:p text:style-name="P67">Il carico di lavoro e il tempo impiegato per il progetto è stato distribuito ugualmente tra i membri del gruppo. Il lavoro da fare era suddiviso in una repository di GitHub, con la creazione di issue per ogni attività. In questo periodo di pandemia, le r<text:span text:style-name="T70">i</text:span>unioni si svolgevano tramite Discord, e le communicazioni urgenti tramite messaggio su Telegram. </text:p>
      <text:p text:style-name="P67">In seguito sono presentate le macro-attività di ogni singolo membro del gruppo.</text:p>
      <text:list xml:id="list51137964192297" text:continue-numbering="true" text:style-name="L2">
        <text:list-item>
          <text:p text:style-name="P79"><text:soft-page-break/>Andrea Dorigo</text:p>
        </text:list-item>
      </text:list>
      <text:list xml:id="list2134807218" text:style-name="L4">
        <text:list-item>
          <text:list>
            <text:list-item>
              <text:p text:style-name="P48"><text:span text:style-name="T24">Progettazione iniziale, </text:span><text:span text:style-name="T59">struttura </text:span><text:span text:style-name="T24">HTML</text:span></text:p>
            </text:list-item>
            <text:list-item>
              <text:p text:style-name="P50"><text:span text:style-name="T24">Progettazione iniziale, </text:span><text:span text:style-name="T59">foglio di stile</text:span></text:p>
            </text:list-item>
            <text:list-item>
              <text:p text:style-name="P53"><text:span text:style-name="T24">Sviluppo e mantenimento stylesheet.css</text:span></text:p>
            </text:list-item>
            <text:list-item>
              <text:p text:style-name="P46"><text:span text:style-name="T24">Sviluppo comportamento design.js</text:span></text:p>
            </text:list-item>
            <text:list-item>
              <text:p text:style-name="P46"><text:span text:style-name="T24">Sviluppo immagini, contenuto visualizzabile</text:span></text:p>
            </text:list-item>
            <text:list-item>
              <text:p text:style-name="P58"><text:span text:style-name="T24">Sviluppo struttura,</text:span><text:span text:style-name="T62"> presentazione, </text:span><text:span text:style-name="T67">comportamento</text:span><text:span text:style-name="T62"> </text:span><text:span text:style-name="T24">pagina</text:span><text:span text:style-name="T62">:</text:span><text:span text:style-name="T24"> index, teinfusi, prodotto_singolo, login, la_mia_storia</text:span></text:p>
            </text:list-item>
            <text:list-item>
              <text:p text:style-name="P51"><text:span text:style-name="T61">Sviluppo struttura </text:span><text:span text:style-name="T62">e comportamento </text:span><text:span text:style-name="T61">sezioni</text:span><text:span text:style-name="T63">: </text:span><text:span text:style-name="T61">header, footer, menu</text:span></text:p>
            </text:list-item>
            <text:list-item>
              <text:p text:style-name="P45"><text:span text:style-name="T24">Test di accessibilità</text:span></text:p>
            </text:list-item>
            <text:list-item>
              <text:p text:style-name="P49"><text:span text:style-name="T58">Test funzionali del sito</text:span></text:p>
            </text:list-item>
          </text:list>
        </text:list-item>
      </text:list>
      <text:list xml:id="list51137659296112" text:continue-list="list51137964192297" text:style-name="L2">
        <text:list-item>
          <text:p text:style-name="P77"><text:span text:style-name="T69">Dardan Kokollari</text:span></text:p>
        </text:list-item>
      </text:list>
      <text:list xml:id="list3173905537" text:style-name="L3">
        <text:list-item>
          <text:list>
            <text:list-item>
              <text:p text:style-name="P52"><text:span text:style-name="T58">P</text:span><text:span text:style-name="T24">rogettazione ed implementazione del database</text:span></text:p>
            </text:list-item>
            <text:list-item>
              <text:p text:style-name="P52"><text:span text:style-name="T58">S</text:span><text:span text:style-name="T24">viluppo </text:span><text:span text:style-name="T58">e mantenimento DBAccess.php</text:span></text:p>
            </text:list-item>
            <text:list-item>
              <text:p text:style-name="P47"><text:span text:style-name="T24">Sviluppo struttura e comportamento pagina</text:span><text:span text:style-name="T67">: </text:span><text:span text:style-name="T24">registrazione, </text:span><text:span text:style-name="T67">amministratore</text:span></text:p>
            </text:list-item>
            <text:list-item>
              <text:p text:style-name="P59"><text:span text:style-name="T67">S</text:span><text:span text:style-name="T24">viluppo comporamento pagina: teinfusi, eventi</text:span></text:p>
            </text:list-item>
            <text:list-item>
              <text:p text:style-name="P54"><text:span text:style-name="T24">Sviluppo generazione </text:span><text:span text:style-name="T67">dinamica </text:span><text:span text:style-name="T24">pagine</text:span></text:p>
            </text:list-item>
            <text:list-item>
              <text:p text:style-name="P35"><text:span text:style-name="T71">V</text:span>alidazione pagine </text:p>
            </text:list-item>
            <text:list-item>
              <text:p text:style-name="P52"><text:span text:style-name="T58">Integrazione parti </text:span><text:span text:style-name="T61">relazione</text:span><text:span text:style-name="T58"> e verifica</text:span></text:p>
            </text:list-item>
          </text:list>
        </text:list-item>
      </text:list>
      <text:p text:style-name="P63"/>
      <text:list xml:id="list51138047123413" text:continue-list="list51137659296112" text:style-name="L2">
        <text:list-item>
          <text:p text:style-name="P78">F<text:span text:style-name="T72">oua</text:span>d M<text:span text:style-name="T72">o</text:span>uad</text:p>
        </text:list-item>
      </text:list>
      <text:list xml:id="list1815378076" text:style-name="L5">
        <text:list-item>
          <text:list>
            <text:list-item>
              <text:p text:style-name="P36">Progettazione iniziale, <text:span text:style-name="T73">struttura</text:span> HTML</text:p>
            </text:list-item>
            <text:list-item>
              <text:p text:style-name="P56"><text:span text:style-name="T60">Sviluppo e mantenimento</text:span><text:span text:style-name="T24"> </text:span><text:span text:style-name="T60">stylesheet.css</text:span></text:p>
            </text:list-item>
            <text:list-item>
              <text:p text:style-name="P40">Sviluppo struttura e comportamento pagina: <text:span text:style-name="T75">informazioni, </text:span>login, prodotti, carrello</text:p>
            </text:list-item>
            <text:list-item>
              <text:p text:style-name="P57"><text:span text:style-name="T66">Sviluppo presentazione pagina: event</text:span><text:span text:style-name="T67">i</text:span><text:span text:style-name="T66">, informazioni, prodotti, carrello</text:span></text:p>
            </text:list-item>
            <text:list-item>
              <text:p text:style-name="P36"><text:span text:style-name="T73">Te</text:span>st di accessibilità e usabilità</text:p>
            </text:list-item>
            <text:list-item>
              <text:p text:style-name="P36"><text:span text:style-name="T73">T</text:span>est funzionali del sito</text:p>
            </text:list-item>
            <text:list-item>
              <text:p text:style-name="P37"><text:span text:style-name="T73">Validazione </text:span>pagine</text:p>
            </text:list-item>
          </text:list>
        </text:list-item>
      </text:list>
      <text:p text:style-name="P63"><text:soft-page-break/></text:p>
      <text:list xml:id="list51138996013530" text:continue-list="list51138047123413" text:style-name="L2">
        <text:list-item>
          <text:p text:style-name="P78">Marcel Wandji</text:p>
        </text:list-item>
      </text:list>
      <text:list xml:id="list1843416819" text:style-name="L6">
        <text:list-item>
          <text:list>
            <text:list-item>
              <text:p text:style-name="P38"><text:span text:style-name="T74">P</text:span>rogettazione iniziale,<text:span text:style-name="T74"> struttura </text:span>HTML</text:p>
            </text:list-item>
            <text:list-item>
              <text:p text:style-name="P41">Sviluppo struttura, presentazione, comportamento pagina: <text:span text:style-name="T75">form_teinfusi, eventi</text:span></text:p>
            </text:list-item>
            <text:list-item>
              <text:p text:style-name="P42">Sviluppo struttura base.html, base5.html</text:p>
            </text:list-item>
            <text:list-item>
              <text:p text:style-name="P42">Sviluppo comportamento session.php, menu_pagina.php</text:p>
            </text:list-item>
            <text:list-item>
              <text:p text:style-name="P43">Sviluppo generazione <text:span text:style-name="T74">dinamica </text:span>pagine</text:p>
            </text:list-item>
            <text:list-item>
              <text:p text:style-name="P39"><text:span text:style-name="T75">T</text:span><text:span text:style-name="T74">est di accessibilità</text:span></text:p>
            </text:list-item>
            <text:list-item>
              <text:p text:style-name="P39"><text:span text:style-name="T74">V</text:span>alidazione pagine</text:p>
            </text:list-item>
          </text:list>
        </text:list-item>
      </text:list>
      <text:h text:style-name="P2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F Pro Display" fo:language="it" fo:country="IT" officeooo:rsid="000f2367" officeooo:paragraph-rsid="000f2367"/>
    </style:style>
    <style:style style:name="MP2" style:family="paragraph" style:parent-style-name="Header">
      <style:text-properties style:font-name="Velvetberries" fo:language="it" fo:country="IT" officeooo:rsid="002ebfff" officeooo:paragraph-rsid="002ebfff"/>
    </style:style>
    <style:style style:name="MP3" style:family="paragraph" style:parent-style-name="Footer">
      <style:text-properties style:font-name="Times New Roman"/>
    </style:style>
    <style:style style:name="MT1" style:family="text">
      <style:text-properties style:font-name="Times New Roman"/>
    </style:style>
    <style:style style:name="MT2" style:family="text">
      <style:text-properties fo:language="it" fo:country="IT" officeooo:rsid="00390c43"/>
    </style:style>
    <style:style style:name="MT3" style:family="text">
      <style:text-properties officeooo:rsid="00390c43"/>
    </style:style>
    <style:style style:name="MT4" style:family="text">
      <style:text-properties fo:language="it" fo:country="IT" officeooo:rsid="00319312"/>
    </style:style>
    <style:style style:name="MT5" style:family="text">
      <style:text-properties fo:language="it" fo:country="I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rboristeria Alchimia</text:span><text:tab/><text:tab/></text:p>
      </style:header>
      <loext:header-first>
        <text:p text:style-name="MP2"/>
      </loext:header-first>
      <style:footer>
        <text:p text:style-name="MP3"><text:span text:style-name="MT2">Relazione Progetto Tecnologie Web</text:span><text:span text:style-name="MT3"><text:tab/></text:span><text:tab/><text:span text:style-name="MT4">Pagina </text:span><text:span text:style-name="MT5"><text:page-number text:select-page="current">9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2:10:40.497693437</meta:creation-date>
    <dc:date>2020-06-26T05:10:53.654937055</dc:date>
    <meta:editing-duration>PT4H25M29S</meta:editing-duration>
    <meta:editing-cycles>24</meta:editing-cycles>
    <meta:generator>LibreOffice/6.4.3.2$Linux_X86_64 LibreOffice_project/40$Build-2</meta:generator>
    <meta:document-statistic meta:table-count="0" meta:image-count="0" meta:object-count="0" meta:page-count="9" meta:paragraph-count="143" meta:word-count="1845" meta:character-count="12237" meta:non-whitespace-character-count="10544"/>
  </office:meta>
</office:document-meta>
</file>